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fo:margin-top="0cm" fo:margin-bottom="0.494cm" style:contextual-spacing="false" fo:line-height="100%" fo:text-align="center" style:justify-single-word="false"/>
    </style:style>
    <style:style style:name="P2" style:family="paragraph" style:parent-style-name="Standard">
      <style:paragraph-properties fo:margin-top="0cm" fo:margin-bottom="0cm" style:contextual-spacing="false" fo:line-height="100%"/>
    </style:style>
    <style:style style:name="P3" style:family="paragraph">
      <loext:graphic-properties draw:fill="solid" draw:fill-color="#a0a0a0"/>
      <style:paragraph-properties fo:text-align="center"/>
    </style:style>
    <style:style style:name="P4" style:family="paragraph" style:parent-style-name="Standard" style:list-style-name="">
      <style:paragraph-properties fo:margin-top="0.494cm" fo:margin-bottom="0.494cm" style:contextual-spacing="false" fo:line-height="100%"/>
    </style:style>
    <style:style style:name="P5" style:family="paragraph" style:parent-style-name="Standard">
      <style:paragraph-properties fo:margin-top="0cm" fo:margin-bottom="0.494cm" style:contextual-spacing="false" fo:line-height="100%"/>
    </style:style>
    <style:style style:name="P6" style:family="paragraph" style:parent-style-name="Standard" style:list-style-name="WWNum1">
      <style:paragraph-properties fo:margin-top="0.494cm" fo:margin-bottom="0cm" style:contextual-spacing="false" fo:line-height="100%"/>
    </style:style>
    <style:style style:name="P7" style:family="paragraph" style:parent-style-name="Standard" style:list-style-name="WWNum1">
      <style:paragraph-properties fo:margin-top="0cm" fo:margin-bottom="0cm" style:contextual-spacing="false" fo:line-height="100%"/>
    </style:style>
    <style:style style:name="P8" style:family="paragraph" style:parent-style-name="Standard" style:list-style-name="WWNum1">
      <style:paragraph-properties fo:margin-top="0cm" fo:margin-bottom="0.494cm" style:contextual-spacing="false" fo:line-height="100%"/>
    </style:style>
    <style:style style:name="P9" style:family="paragraph" style:parent-style-name="Standard">
      <style:paragraph-properties fo:margin-top="0.494cm" fo:margin-bottom="0.494cm" style:contextual-spacing="false" fo:line-height="100%"/>
    </style:style>
    <style:style style:name="P10" style:family="paragraph" style:parent-style-name="Standard">
      <style:paragraph-properties fo:margin-top="0.494cm" fo:margin-bottom="0.494cm" style:contextual-spacing="false" fo:line-height="100%"/>
      <style:text-properties style:font-name="Times New Roman" fo:font-size="12pt" officeooo:rsid="0011b0aa" style:font-name-asian="Times New Roman1" style:font-size-asian="12pt" style:language-asian="pl" style:country-asian="PL" style:font-name-complex="Times New Roman1" style:font-size-complex="12pt"/>
    </style:style>
    <style:style style:name="P11" style:family="paragraph" style:parent-style-name="Standard">
      <style:paragraph-properties fo:margin-top="0.494cm" fo:margin-bottom="0.494cm" style:contextual-spacing="false" fo:line-height="100%"/>
      <style:text-properties style:font-name="Times New Roman" fo:font-size="12pt" officeooo:rsid="0011b0aa" officeooo:paragraph-rsid="0011b0aa" style:font-name-asian="Times New Roman1" style:font-size-asian="12pt" style:language-asian="pl" style:country-asian="PL" style:font-name-complex="Times New Roman1" style:font-size-complex="12pt"/>
    </style:style>
    <style:style style:name="P12" style:family="paragraph" style:parent-style-name="Standard">
      <style:paragraph-properties fo:margin-top="0.494cm" fo:margin-bottom="0.494cm" style:contextual-spacing="false" fo:line-height="100%"/>
      <style:text-properties style:font-name="Times New Roman" fo:font-size="18pt" fo:font-weight="bold" officeooo:paragraph-rsid="0011b0aa" style:font-name-asian="Times New Roman1" style:font-size-asian="18pt" style:language-asian="pl" style:country-asian="PL" style:font-weight-asian="bold" style:font-name-complex="Times New Roman1" style:font-size-complex="18pt" style:font-weight-complex="bold"/>
    </style:style>
    <style:style style:name="P13" style:family="paragraph" style:parent-style-name="Standard" style:list-style-name="WWNum2">
      <style:paragraph-properties fo:margin-top="0.494cm" fo:margin-bottom="0cm" style:contextual-spacing="false" fo:line-height="100%"/>
    </style:style>
    <style:style style:name="P14" style:family="paragraph" style:parent-style-name="Standard" style:list-style-name="WWNum2">
      <style:paragraph-properties fo:margin-top="0cm" fo:margin-bottom="0cm" style:contextual-spacing="false" fo:line-height="100%"/>
    </style:style>
    <style:style style:name="P15" style:family="paragraph" style:parent-style-name="Standard" style:list-style-name="WWNum2">
      <style:paragraph-properties fo:margin-top="0cm" fo:margin-bottom="0.494cm" style:contextual-spacing="false" fo:line-height="100%"/>
    </style:style>
    <style:style style:name="P16" style:family="paragraph" style:parent-style-name="Standard" style:list-style-name="WWNum3">
      <style:paragraph-properties fo:margin-top="0.494cm" fo:margin-bottom="0cm" style:contextual-spacing="false" fo:line-height="100%"/>
    </style:style>
    <style:style style:name="P17" style:family="paragraph" style:parent-style-name="Standard" style:list-style-name="WWNum3">
      <style:paragraph-properties fo:margin-top="0cm" fo:margin-bottom="0.494cm" style:contextual-spacing="false" fo:line-height="100%"/>
    </style:style>
    <style:style style:name="P18" style:family="paragraph" style:parent-style-name="Standard" style:list-style-name="WWNum4">
      <style:paragraph-properties fo:margin-top="0.494cm" fo:margin-bottom="0cm" style:contextual-spacing="false" fo:line-height="100%"/>
    </style:style>
    <style:style style:name="P19" style:family="paragraph" style:parent-style-name="Standard" style:list-style-name="WWNum4">
      <style:paragraph-properties fo:margin-top="0cm" fo:margin-bottom="0cm" style:contextual-spacing="false" fo:line-height="100%"/>
    </style:style>
    <style:style style:name="P20" style:family="paragraph" style:parent-style-name="Standard" style:list-style-name="WWNum4">
      <style:paragraph-properties fo:margin-top="0cm" fo:margin-bottom="0.494cm" style:contextual-spacing="false" fo:line-height="100%" fo:text-align="justify" style:justify-single-word="false"/>
    </style:style>
    <style:style style:name="P21" style:family="paragraph" style:parent-style-name="Standard" style:list-style-name="WWNum5">
      <style:paragraph-properties fo:margin-top="0.494cm" fo:margin-bottom="0cm" style:contextual-spacing="false" fo:line-height="100%"/>
    </style:style>
    <style:style style:name="P22" style:family="paragraph" style:parent-style-name="Standard" style:list-style-name="WWNum5">
      <style:paragraph-properties fo:margin-top="0cm" fo:margin-bottom="0cm" style:contextual-spacing="false" fo:line-height="100%"/>
    </style:style>
    <style:style style:name="P23" style:family="paragraph" style:parent-style-name="Standard" style:list-style-name="WWNum5">
      <style:paragraph-properties fo:margin-top="0cm" fo:margin-bottom="0.494cm" style:contextual-spacing="false" fo:line-height="100%"/>
    </style:style>
    <style:style style:name="P24" style:family="paragraph" style:parent-style-name="Standard" style:list-style-name="WWNum6">
      <style:paragraph-properties fo:margin-top="0.494cm" fo:margin-bottom="0cm" style:contextual-spacing="false" fo:line-height="100%"/>
    </style:style>
    <style:style style:name="P25" style:family="paragraph" style:parent-style-name="Standard" style:list-style-name="WWNum6">
      <style:paragraph-properties fo:margin-top="0cm" fo:margin-bottom="0cm" style:contextual-spacing="false" fo:line-height="100%"/>
    </style:style>
    <style:style style:name="P26" style:family="paragraph" style:parent-style-name="Standard" style:list-style-name="WWNum6">
      <style:paragraph-properties fo:margin-top="0cm" fo:margin-bottom="0.494cm" style:contextual-spacing="false" fo:line-height="100%"/>
    </style:style>
    <style:style style:name="P27" style:family="paragraph" style:parent-style-name="Standard" style:list-style-name="WWNum7">
      <style:paragraph-properties fo:margin-top="0.494cm" fo:margin-bottom="0cm" style:contextual-spacing="false" fo:line-height="100%"/>
    </style:style>
    <style:style style:name="P28" style:family="paragraph" style:parent-style-name="Standard" style:list-style-name="WWNum7">
      <style:paragraph-properties fo:margin-top="0cm" fo:margin-bottom="0cm" style:contextual-spacing="false" fo:line-height="100%"/>
    </style:style>
    <style:style style:name="P29" style:family="paragraph" style:parent-style-name="Standard" style:list-style-name="WWNum7">
      <style:paragraph-properties fo:margin-top="0cm" fo:margin-bottom="0.494cm" style:contextual-spacing="false" fo:line-height="100%"/>
    </style:style>
    <style:style style:name="P30" style:family="paragraph" style:parent-style-name="Standard" style:list-style-name="WWNum8">
      <style:paragraph-properties fo:margin-top="0.494cm" fo:margin-bottom="0cm" style:contextual-spacing="false" fo:line-height="100%"/>
    </style:style>
    <style:style style:name="P31" style:family="paragraph" style:parent-style-name="Standard" style:list-style-name="WWNum8">
      <style:paragraph-properties fo:margin-top="0cm" fo:margin-bottom="0cm" style:contextual-spacing="false" fo:line-height="100%"/>
    </style:style>
    <style:style style:name="P32" style:family="paragraph" style:parent-style-name="Standard" style:list-style-name="WWNum8">
      <style:paragraph-properties fo:margin-top="0cm" fo:margin-bottom="0.494cm" style:contextual-spacing="false" fo:line-height="100%"/>
    </style:style>
    <style:style style:name="P33" style:family="paragraph" style:parent-style-name="Standard" style:list-style-name="WWNum9">
      <style:paragraph-properties fo:margin-top="0.494cm" fo:margin-bottom="0cm" style:contextual-spacing="false" fo:line-height="100%"/>
    </style:style>
    <style:style style:name="P34" style:family="paragraph" style:parent-style-name="Standard" style:list-style-name="WWNum9">
      <style:paragraph-properties fo:margin-top="0cm" fo:margin-bottom="0cm" style:contextual-spacing="false" fo:line-height="100%"/>
    </style:style>
    <style:style style:name="P35" style:family="paragraph" style:parent-style-name="Standard" style:list-style-name="WWNum9">
      <style:paragraph-properties fo:margin-top="0cm" fo:margin-bottom="0.494cm" style:contextual-spacing="false" fo:line-height="100%"/>
    </style:style>
    <style:style style:name="P36" style:family="paragraph" style:parent-style-name="Standard" style:list-style-name="WWNum10">
      <style:paragraph-properties fo:margin-top="0.494cm" fo:margin-bottom="0cm" style:contextual-spacing="false" fo:line-height="100%"/>
    </style:style>
    <style:style style:name="P37" style:family="paragraph" style:parent-style-name="Standard" style:list-style-name="WWNum10">
      <style:paragraph-properties fo:margin-top="0cm" fo:margin-bottom="0cm" style:contextual-spacing="false" fo:line-height="100%"/>
    </style:style>
    <style:style style:name="P38" style:family="paragraph" style:parent-style-name="Standard" style:list-style-name="WWNum10">
      <style:paragraph-properties fo:margin-top="0cm" fo:margin-bottom="0.494cm" style:contextual-spacing="false" fo:line-height="100%"/>
    </style:style>
    <style:style style:name="T1" style:family="text">
      <style:text-properties style:font-name="Times New Roman" fo:font-size="24pt" fo:font-weight="bold" style:letter-kerning="true" style:font-name-asian="Times New Roman1" style:font-size-asian="24pt" style:language-asian="pl" style:country-asian="PL" style:font-weight-asian="bold" style:font-name-complex="Times New Roman1" style:font-size-complex="24pt" style:font-weight-complex="bold"/>
    </style:style>
    <style:style style:name="T2" style:family="text">
      <style:text-properties style:font-name="Times New Roman" fo:font-size="12pt" style:font-name-asian="Times New Roman1" style:font-size-asian="12pt" style:language-asian="pl" style:country-asian="PL" style:font-name-complex="Times New Roman1" style:font-size-complex="12pt"/>
    </style:style>
    <style:style style:name="T3" style:family="text">
      <style:text-properties style:font-name="Times New Roman" fo:font-size="18pt" fo:font-weight="bold" style:font-name-asian="Times New Roman1" style:font-size-asian="18pt" style:language-asian="pl" style:country-asian="PL" style:font-weight-asian="bold" style:font-name-complex="Times New Roman1" style:font-size-complex="18pt" style:font-weight-complex="bold"/>
    </style:style>
    <style:style style:name="T4" style:family="text">
      <style:text-properties style:font-name="Times New Roman" fo:font-size="12pt" fo:font-weight="bold" style:font-name-asian="Times New Roman1" style:font-size-asian="12pt" style:language-asian="pl" style:country-asian="PL" style:font-weight-asian="bold" style:font-name-complex="Times New Roman1" style:font-size-complex="12pt" style:font-weight-complex="bold"/>
    </style:style>
    <style:style style:name="T5" style:family="text">
      <style:text-properties style:font-name="Times New Roman" fo:font-size="12pt" officeooo:rsid="00100cab" style:font-name-asian="Times New Roman1" style:font-size-asian="12pt" style:language-asian="pl" style:country-asian="PL" style:font-name-complex="Times New Roman1" style:font-size-complex="12pt"/>
    </style:style>
    <style:style style:name="T6" style:family="text">
      <style:text-properties style:font-name="Times New Roman" fo:font-size="12pt" officeooo:rsid="0011b0aa" style:font-name-asian="Times New Roman1" style:font-size-asian="12pt" style:language-asian="pl" style:country-asian="PL" style:font-name-complex="Times New Roman1" style:font-size-complex="12pt"/>
    </style:style>
    <style:style style:name="T7" style:family="text">
      <style:text-properties style:font-name="Times New Roman" fo:font-size="13.5pt" fo:font-weight="bold" style:font-name-asian="Times New Roman1" style:font-size-asian="13.5pt" style:language-asian="pl" style:country-asian="PL" style:font-weight-asian="bold" style:font-name-complex="Times New Roman1" style:font-size-complex="13.5pt" style:font-weight-complex="bold"/>
    </style:style>
    <style:style style:name="T8" style:family="text">
      <style:text-properties style:font-name="Times New Roman" fo:font-size="12pt" fo:font-style="italic" style:text-underline-style="solid" style:text-underline-width="auto" style:text-underline-color="font-color" style:font-name-asian="Times New Roman1" style:font-size-asian="12pt" style:language-asian="pl" style:country-asian="PL" style:font-style-asian="italic" style:font-name-complex="Times New Roman1" style:font-size-complex="12pt"/>
    </style:style>
    <style:style style:name="T9" style:family="text">
      <style:text-properties style:font-name="Times New Roman" fo:font-size="12pt" fo:font-style="italic" style:font-name-asian="Times New Roman1" style:font-size-asian="12pt" style:language-asian="pl" style:country-asian="PL" style:font-style-asian="italic" style:font-name-complex="Times New Roman1" style:font-size-complex="12pt"/>
    </style:style>
    <style:style style:name="T10" style:family="text">
      <style:text-properties style:font-name="Times New Roman" fo:font-size="12pt" officeooo:rsid="00127cca" style:font-name-asian="Times New Roman1" style:font-size-asian="12pt" style:language-asian="pl" style:country-asian="PL" style:font-name-complex="Times New Roman1" style:font-size-complex="12pt"/>
    </style:style>
    <style:style style:name="T11" style:family="text">
      <style:text-properties officeooo:rsid="00127cca"/>
    </style:style>
    <style:style style:name="gr1"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494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Przykładowy szablon dokumentacji projektowej</text:span><text:span text:style-name="T1"/></text:h>
      <text:p text:style-name="P2" loext:marker-style-name="T2"><draw:rect text:anchor-type="as-char" style:rel-width="100%" draw:z-index="0" draw:style-name="gr1" draw:text-style-name="P3" svg:width="16.003cm" svg:height="0.054cm"><text:p/></draw:rect></text:p>
      <text:h text:style-name="P4" text:outline-level="2" loext:marker-style-name="T3"><text:span text:style-name="T3">Strona tytułowa</text:span><text:span text:style-name="T3"/></text:h>
      <text:p text:style-name="P5" loext:marker-style-name="T2"><text:span text:style-name="T4">Nazwa projektu:</text:span><text:span text:style-name="T2"> </text:span><text:span text:style-name="T5">Krowia Faktura</text:span><text:span text:style-name="T2"><text:line-break/></text:span><text:span text:style-name="T4">Wybrany temat projektu:</text:span><text:span text:style-name="T2"> </text:span><text:span text:style-name="T5">System Faktur</text:span><text:span text:style-name="T2"><text:line-break/></text:span><text:span text:style-name="T4">Członkowie zespołu:</text:span><text:span text:style-name="T2"> </text:span><text:span text:style-name="T5">Jakub Ronowski, Stanisław Lisowski</text:span><text:span text:style-name="T2"><text:line-break/></text:span><draw:rect text:anchor-type="as-char" style:rel-width="100%" draw:z-index="1" draw:style-name="gr2" draw:text-style-name="P3" svg:width="16.003cm" svg:height="0.054cm"><text:p/></draw:rect></text:p>
      <text:h text:style-name="P4" text:outline-level="2" loext:marker-style-name="T3"><text:span text:style-name="T3">Spis treści</text:span><text:span text:style-name="T3"/></text:h>
      <text:list text:style-name="WWNum1">
        <text:list-item>
          <text:p text:style-name="P6" loext:marker-style-name="T2"><text:span text:style-name="T2">Strona tytułowa</text:span><text:span text:style-name="T2"/></text:p>
        </text:list-item>
        <text:list-item>
          <text:p text:style-name="P7" loext:marker-style-name="T2"><text:span text:style-name="T2">Spis treści</text:span><text:span text:style-name="T2"/></text:p>
        </text:list-item>
        <text:list-item>
          <text:p text:style-name="P7" loext:marker-style-name="T2"><text:span text:style-name="T2">Wstęp / Cel projektu</text:span><text:span text:style-name="T2"/></text:p>
        </text:list-item>
        <text:list-item>
          <text:p text:style-name="P7" loext:marker-style-name="T2"><text:span text:style-name="T2">Analiza wymagań</text:span><text:span text:style-name="T2"/></text:p>
          <text:list>
            <text:list-item>
              <text:p text:style-name="P7" loext:marker-style-name="T2"><text:span text:style-name="T2">4.1 Wymagania funkcjonalne</text:span><text:span text:style-name="T2"/></text:p>
            </text:list-item>
            <text:list-item>
              <text:p text:style-name="P7" loext:marker-style-name="T2"><text:span text:style-name="T2">4.2 Wymagania niefunkcjonalne</text:span><text:span text:style-name="T2"/></text:p>
            </text:list-item>
          </text:list>
        </text:list-item>
        <text:list-item>
          <text:p text:style-name="P7" loext:marker-style-name="T2"><text:span text:style-name="T2">Projekt systemu</text:span><text:span text:style-name="T2"/></text:p>
          <text:list>
            <text:list-item>
              <text:p text:style-name="P7" loext:marker-style-name="T2"><text:span text:style-name="T2">5.1 Architektura systemu</text:span><text:span text:style-name="T2"/></text:p>
            </text:list-item>
            <text:list-item>
              <text:p text:style-name="P7" loext:marker-style-name="T2"><text:span text:style-name="T2">5.2 Projekt bazy danych</text:span><text:span text:style-name="T2"/></text:p>
            </text:list-item>
            <text:list-item>
              <text:p text:style-name="P7" loext:marker-style-name="T2"><text:span text:style-name="T2">5.3 Projekt interfejsu użytkownika</text:span><text:span text:style-name="T2"/></text:p>
            </text:list-item>
            <text:list-item>
              <text:p text:style-name="P7" loext:marker-style-name="T2"><text:span text:style-name="T2">5.4 Logika biznesowa</text:span><text:span text:style-name="T2"/></text:p>
            </text:list-item>
          </text:list>
        </text:list-item>
        <text:list-item>
          <text:p text:style-name="P7" loext:marker-style-name="T2"><text:span text:style-name="T2">Implementacja</text:span><text:span text:style-name="T2"/></text:p>
        </text:list-item>
        <text:list-item>
          <text:p text:style-name="P7" loext:marker-style-name="T2"><text:span text:style-name="T2">Testowanie</text:span><text:span text:style-name="T2"/></text:p>
        </text:list-item>
        <text:list-item>
          <text:p text:style-name="P7" loext:marker-style-name="T2"><text:span text:style-name="T2">Podsumowanie / Wnioski</text:span><text:span text:style-name="T2"/></text:p>
        </text:list-item>
        <text:list-item>
          <text:p text:style-name="P8" loext:marker-style-name="T2"><text:span text:style-name="T2">Załączniki</text:span><text:span text:style-name="T2"/></text:p>
        </text:list-item>
      </text:list>
      <text:p text:style-name="P2" loext:marker-style-name="T2"><draw:rect text:anchor-type="as-char" style:rel-width="100%" draw:z-index="2" draw:style-name="gr1" draw:text-style-name="P3" svg:width="16.003cm" svg:height="0.054cm"><text:p/></draw:rect></text:p>
      <text:h text:style-name="P4" text:outline-level="2" loext:marker-style-name="T3"><text:span text:style-name="T3">3. Wstęp / Cel projektu</text:span><text:span text:style-name="T3"/></text:h>
      <text:p text:style-name="P9" loext:marker-style-name="T2"><text:span text:style-name="T4">Wprowadzenie:</text:span><text:span text:style-name="T2"><text:line-break/></text:span>Postępująca digitalizacja przenosi zarządzanie procesami biznesowymi do systemów informatycznych. Standardem staje się elektroniczne wystawianie faktur VAT oraz ich cyfrowa archiwizacja. Rozwiązania te, wspierane przez inicjatywy takie jak KSeF, znacząco upraszczają obieg dokumentów i kontrolę danych w firmie. </text:p>
      <text:p text:style-name="P9" loext:marker-style-name="T2"><text:span text:style-name="T4">Cel aplikacji:</text:span><text:span text:style-name="T2"><text:line-break/>- </text:span><text:span text:style-name="T6">wystawianie faktur VAT</text:span></text:p>
      <text:p text:style-name="P10" loext:marker-style-name="T2">- zarządzanie listą faktur</text:p>
      <text:p text:style-name="P10" loext:marker-style-name="T2">- analiza szczegółów faktury</text:p>
      <text:p text:style-name="P11" loext:marker-style-name="T2"><text:soft-page-break/>- wgląd i kontrola danych kontrahentów</text:p>
      <text:p text:style-name="P12" loext:marker-style-name="T2">4. Analiza wymagań</text:p>
      <text:h text:style-name="P4" text:outline-level="3" loext:marker-style-name="T7"><text:span text:style-name="T7">4.1 Wymagania funkcjonalne</text:span><text:span text:style-name="T7"/></text:h>
      <text:p text:style-name="P9" loext:marker-style-name="T2"><text:span text:style-name="T2">- </text:span>Ewidencja faktur</text:p>
      <text:p text:style-name="P9" loext:marker-style-name="T2">- Podgląd szczegółowy </text:p>
      <text:p text:style-name="P9" loext:marker-style-name="T2">- Rejestracja kontrahentów </text:p>
      <text:p text:style-name="P9" loext:marker-style-name="T2"><text:span text:style-name="T4">Diagram przypadków użycia (Use Case Diagram):</text:span><text:span text:style-name="T2"><text:line-break/>[Wstaw diagram lub odręczny szkic]</text:span></text:p>
      <text:p text:style-name="P9" loext:marker-style-name="T8"><text:span text:style-name="T8">Wskazówki:</text:span><text:span text:style-name="T8"/></text:p>
      <text:p text:style-name="P9" loext:marker-style-name="T9"><text:a xlink:type="simple" xlink:href="https://www.uml-diagrams.org/use-case-diagrams.html" text:style-name="Internet_20_link" text:visited-style-name="Visited_20_Internet_20_Link"><text:span text:style-name="Internet_20_link"><text:span text:style-name="T9">https://www.uml-diagrams.org/use-case-diagrams.html</text:span></text:span></text:a><text:span text:style-name="T9"> </text:span></text:p>
      <text:p text:style-name="P9" loext:marker-style-name="T9"><text:a xlink:type="simple" xlink:href="https://www.geeksforgeeks.org/system-design/use-case-diagram/" text:style-name="Internet_20_link" text:visited-style-name="Visited_20_Internet_20_Link"><text:span text:style-name="Internet_20_link"><text:span text:style-name="T9">https://www.geeksforgeeks.org/system-design/use-case-diagram/</text:span></text:span></text:a><text:span text:style-name="T9"> </text:span></text:p>
      <text:h text:style-name="P4" text:outline-level="3" loext:marker-style-name="T7"><text:span text:style-name="T7">4.2 Wymagania niefunkcjonalne</text:span><text:span text:style-name="T7"/></text:h>
      <text:list text:style-name="WWNum2">
        <text:list-item>
          <text:p text:style-name="P13" loext:marker-style-name="T2"><text:span text:style-name="T2">Responsywność interfejsu (RWD)</text:span><text:span text:style-name="T2"/></text:p>
        </text:list-item>
        <text:list-item>
          <text:p text:style-name="P14" loext:marker-style-name="T2"><text:span text:style-name="T2">Bezpieczeństwo (hashowanie haseł, autoryzacja)</text:span><text:span text:style-name="T2"/></text:p>
        </text:list-item>
        <text:list-item>
          <text:p text:style-name="P14" loext:marker-style-name="T2"><text:span text:style-name="T2">Poprawna walidacja danych</text:span><text:span text:style-name="T2"/></text:p>
        </text:list-item>
        <text:list-item>
          <text:p text:style-name="P14" loext:marker-style-name="T2"><text:span text:style-name="T2">Obsługiwane przeglądarki</text:span><text:span text:style-name="T2"/></text:p>
        </text:list-item>
        <text:list-item>
          <text:p text:style-name="P15" loext:marker-style-name="T2"><text:span text:style-name="T2">Ograniczenia technologiczne: HTML, CSS, JS, PHP, MySQL, Bootstrap</text:span><text:span text:style-name="T2"/></text:p>
        </text:list-item>
      </text:list>
      <text:p text:style-name="P2" loext:marker-style-name="T2"><draw:rect text:anchor-type="as-char" style:rel-width="100%" draw:z-index="3" draw:style-name="gr1" draw:text-style-name="P3" svg:width="16.003cm" svg:height="0.054cm"><text:p/></draw:rect></text:p>
      <text:h text:style-name="P4" text:outline-level="2" loext:marker-style-name="T3"><text:span text:style-name="T3">5. Projekt systemu</text:span><text:span text:style-name="T3"/></text:h>
      <text:h text:style-name="P4" text:outline-level="3" loext:marker-style-name="T7"><text:span text:style-name="T7">5.1 Architektura systemu</text:span><text:span text:style-name="T7"/></text:h>
      <text:list text:style-name="WWNum3">
        <text:list-item>
          <text:p text:style-name="P16" loext:marker-style-name="T2"><text:span text:style-name="T2">Schemat architektury (frontend – backend – baza danych)<text:line-break/>[Wstaw diagram lub schemat]</text:span><text:span text:style-name="T2"/></text:p>
        </text:list-item>
        <text:list-item>
          <text:p text:style-name="P17" loext:marker-style-name="T2"><text:span text:style-name="T2">Opis warstw systemu:<text:line-break/>[TU WPISZ, np. frontend – HTML/JS/Bootstrap, backend – PHP, baza – MySQL]</text:span><text:span text:style-name="T2"/></text:p>
        </text:list-item>
      </text:list>
      <text:h text:style-name="P4" text:outline-level="3" loext:marker-style-name="T7"><text:span text:style-name="T7">5.2 Projekt bazy danych</text:span><text:span text:style-name="T7"/></text:h>
      <text:list text:style-name="WWNum4">
        <text:list-item>
          <text:p text:style-name="P18" loext:marker-style-name="T2"><text:span text:style-name="T2">Diagram ERD (Entity-Relationship Diagram)<text:line-break/>[Wstaw diagram]</text:span><text:span text:style-name="T2"/></text:p>
        </text:list-item>
        <text:list-item>
          <text:p text:style-name="P19" loext:marker-style-name="T2"><text:span text:style-name="T2">Opis tabel i kolumn:</text:span><text:span text:style-name="T2"/></text:p>
        </text:list-item>
        <text:list-item>
          <text:p text:style-name="P19" loext:marker-style-name="T2"><text:span text:style-name="T2">Relacje między tabelami: [TU WPISZ]</text:span><text:span text:style-name="T2"/></text:p>
        </text:list-item>
        <text:list-item>
          <text:p text:style-name="P20" loext:marker-style-name="T2"><text:span text:style-name="T2">Logika przechowywania danych: [TU WPISZ] – np. faktury przechowywane w jednej tabeli</text:span><text:span text:style-name="T2"/></text:p>
        </text:list-item>
      </text:list>
      <text:h text:style-name="P4" text:outline-level="3" loext:marker-style-name="T7"><text:soft-page-break/><text:span text:style-name="T7">5.3 Projekt interfejsu użytkownika</text:span><text:span text:style-name="T7"/></text:h>
      <text:list text:style-name="WWNum5">
        <text:list-item>
          <text:p text:style-name="P21" loext:marker-style-name="T2"><text:span text:style-name="T2">Mockupy / screenshoty ekranów:<text:line-break/>[Wstaw obrazy lub rysunki]</text:span><text:span text:style-name="T2"/></text:p>
        </text:list-item>
        <text:list-item>
          <text:p text:style-name="P22" loext:marker-style-name="T2"><text:span text:style-name="T2">Opis nawigacji i układu strony: [TU WPISZ]</text:span><text:span text:style-name="T2"/></text:p>
        </text:list-item>
        <text:list-item>
          <text:p text:style-name="P23" loext:marker-style-name="T2"><text:span text:style-name="T2">Walidacja formularzy (frontend + backend): [TU WPISZ]</text:span><text:span text:style-name="T2"/></text:p>
        </text:list-item>
      </text:list>
      <text:h text:style-name="P4" text:outline-level="3" loext:marker-style-name="T7"><text:span text:style-name="T7">5.4 Logika biznesowa</text:span><text:span text:style-name="T7"/></text:h>
      <text:list text:style-name="WWNum6">
        <text:list-item>
          <text:p text:style-name="P24" loext:marker-style-name="T2"><text:span text:style-name="T2">Opis działania funkcji kluczowej (pasek wynagrodzenia / wizualizacja faktury): [TU WPISZ]</text:span><text:span text:style-name="T2"/></text:p>
        </text:list-item>
        <text:list-item>
          <text:p text:style-name="P25" loext:marker-style-name="T2"><text:span text:style-name="T2">Schematy przepływu danych / diagramy sekwencji: [Wstaw diagramy]</text:span><text:span text:style-name="T2"/></text:p>
        </text:list-item>
        <text:list-item>
          <text:p text:style-name="P26" loext:marker-style-name="T2"><text:span text:style-name="T2">Algorytmy i formuły: [TU WPISZ] – np. sposób wyliczania wynagrodzeń</text:span><text:span text:style-name="T2"/></text:p>
        </text:list-item>
      </text:list>
      <text:p text:style-name="P2" loext:marker-style-name="T2"><draw:rect text:anchor-type="as-char" style:rel-width="100%" draw:z-index="4" draw:style-name="gr1" draw:text-style-name="P3" svg:width="16.003cm" svg:height="0.054cm"><text:p/></draw:rect></text:p>
      <text:h text:style-name="P4" text:outline-level="2" loext:marker-style-name="T3"><text:span text:style-name="T3">6. Implementacja</text:span><text:span text:style-name="T3"/></text:h>
      <text:list text:style-name="WWNum7">
        <text:list-item>
          <text:p text:style-name="P27" loext:marker-style-name="T2"><text:span text:style-name="T2">Podział zadań w zespole: </text:span><text:span text:style-name="T10">Frontend,Backend – Jakub Ronowski i Stanisław lisowski</text:span></text:p>
        </text:list-item>
        <text:list-item>
          <text:p text:style-name="P28" loext:marker-style-name="T2"><text:span text:style-name="T2">Omówienie użytych technologii i bibliotek: [TU WPISZ]</text:span><text:span text:style-name="T2"/></text:p>
        </text:list-item>
        <text:list-item>
          <text:p text:style-name="P28" loext:marker-style-name="T2"><text:span text:style-name="T2">Ważne fragmenty kodu z komentarzami: [Wstaw przykłady]</text:span><text:span text:style-name="T2"/></text:p>
        </text:list-item>
        <text:list-item>
          <text:p text:style-name="P28" loext:marker-style-name="T2"><text:span text:style-name="T2">Przykładowe zapytania SQL: [TU WPISZ]</text:span><text:span text:style-name="T2"/></text:p>
        </text:list-item>
        <text:list-item>
          <text:p text:style-name="P29" loext:marker-style-name="T2"><text:span text:style-name="T2">Autoryzacja i bezpieczeństwo: [TU WPISZ]</text:span><text:span text:style-name="T2"/></text:p>
        </text:list-item>
      </text:list>
      <text:p text:style-name="P2" loext:marker-style-name="T2"><draw:rect text:anchor-type="as-char" style:rel-width="100%" draw:z-index="5" draw:style-name="gr1" draw:text-style-name="P3" svg:width="16.003cm" svg:height="0.054cm"><text:p/></draw:rect></text:p>
      <text:h text:style-name="P4" text:outline-level="2" loext:marker-style-name="T3"><text:span text:style-name="T3">7. Testowanie</text:span><text:span text:style-name="T3"/></text:h>
      <text:list text:style-name="WWNum8">
        <text:list-item>
          <text:p text:style-name="P30" loext:marker-style-name="T2"><text:span text:style-name="T2">Testy funkcjonalne: [TU WPISZ]</text:span><text:span text:style-name="T2"/></text:p>
        </text:list-item>
        <text:list-item>
          <text:p text:style-name="P31" loext:marker-style-name="T2"><text:span text:style-name="T2">Testy poprawności bazy danych: [TU WPISZ]</text:span><text:span text:style-name="T2"/></text:p>
        </text:list-item>
        <text:list-item>
          <text:p text:style-name="P31" loext:marker-style-name="T2"><text:span text:style-name="T2">Testy interfejsu użytkownika: [TU WPISZ]</text:span><text:span text:style-name="T2"/></text:p>
        </text:list-item>
        <text:list-item>
          <text:p text:style-name="P32" loext:marker-style-name="T2"><text:span text:style-name="T2">Wnioski z testów i poprawione błędy: [TU WPISZ]</text:span><text:span text:style-name="T2"/></text:p>
        </text:list-item>
      </text:list>
      <text:p text:style-name="P2" loext:marker-style-name="T2"><draw:rect text:anchor-type="as-char" style:rel-width="100%" draw:z-index="6" draw:style-name="gr1" draw:text-style-name="P3" svg:width="16.003cm" svg:height="0.054cm"><text:p/></draw:rect></text:p>
      <text:h text:style-name="P4" text:outline-level="2" loext:marker-style-name="T3"><text:span text:style-name="T3">8. Podsumowanie / Wnioski</text:span><text:span text:style-name="T3"/></text:h>
      <text:list text:style-name="WWNum9">
        <text:list-item>
          <text:p text:style-name="P33" loext:marker-style-name="T2"><text:span text:style-name="T2">Ocena realizacji projektu: </text:span>Finalna wersja systemu w pełni pokrywa założone wymagania, dostarczając stabilne narzędzie do <text:span text:style-name="T11">prostego </text:span>operacyjnego zarządzania fakturami i danymi kontrahentów </text:p>
        </text:list-item>
        <text:list-item>
          <text:p text:style-name="P34" loext:marker-style-name="T2"><text:span text:style-name="T2">Napotkane problemy i ich rozwiązania: </text:span>Główną barierą była integracja frontendu z backendem oraz błędy w składni SQL. Rozwiązano je poprzez dokładną analizę logów serwera i poprawę kluczy obcych w schemacie bazy </text:p>
        </text:list-item>
        <text:list-item>
          <text:p text:style-name="P35" loext:marker-style-name="T2"><text:span text:style-name="T2">Możliwości rozwoju projektu: [TU WPISZ]</text:span><text:span text:style-name="T2"/></text:p>
        </text:list-item>
      </text:list>
      <text:p text:style-name="P2" loext:marker-style-name="T2"><draw:rect text:anchor-type="as-char" style:rel-width="100%" draw:z-index="7" draw:style-name="gr1" draw:text-style-name="P3" svg:width="16.003cm" svg:height="0.054cm"><text:p/></draw:rect></text:p>
      <text:h text:style-name="P4" text:outline-level="2" loext:marker-style-name="T3"><text:span text:style-name="T3">9. Załączniki</text:span><text:span text:style-name="T3"/></text:h>
      <text:list text:style-name="WWNum10">
        <text:list-item>
          <text:p text:style-name="P36" loext:marker-style-name="T2"><text:soft-page-break/><text:span text:style-name="T2">Diagramy: ERD, Use Case, przepływ danych [TU WPISZ]</text:span><text:span text:style-name="T2"/></text:p>
        </text:list-item>
        <text:list-item>
          <text:p text:style-name="P37" loext:marker-style-name="T2"><text:span text:style-name="T2">Fragmenty kodu: [TU WPISZ]</text:span><text:span text:style-name="T2"/></text:p>
        </text:list-item>
        <text:list-item>
          <text:p text:style-name="P37" loext:marker-style-name="T2"><text:span text:style-name="T2">Screenshoty działającej aplikacji: [TU WPISZ]</text:span><text:span text:style-name="T2"/></text:p>
        </text:list-item>
        <text:list-item>
          <text:p text:style-name="P38" loext:marker-style-name="T2"><text:span text:style-name="T2">Link do repozytorium GitHub: [TU WPISZ]</text:span><text:span text:style-name="T2"/></text:p>
        </text:list-item>
      </text:list>
      <text:p text:style-name="P2" loext:marker-style-name="T2"><draw:rect text:anchor-type="as-char" style:rel-width="100%" draw:z-index="8" draw:style-name="gr1" draw:text-style-name="P3" svg:width="16.003cm" svg:height="0.054cm"><text:p/></draw:rect><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loext:linked-style-name="Nagłówek_20_1_20_Znak" style:default-outline-level="1"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l" style:country-asian="P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Nagłówek_20_2_20_Znak" style:default-outline-level="2"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l" style:country-asian="PL"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Nagłówek_20_3_20_Znak" style:default-outline-level="3"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pl" style:country-asian="PL"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l" style:country-asian="PL" style:font-weight-asian="bold" style:font-name-complex="Times New Roman1" style:font-family-complex="'Times New Roman'" style:font-family-generic-complex="system" style:font-pitch-complex="variable" style:font-size-complex="24pt" style:font-weight-complex="bold"/>
    </style:style>
    <style:style style:name="Nagłówek_20_2_20_Znak" style:display-name="Nagłówek 2 Znak"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l" style:country-asian="PL" style:font-weight-asian="bold" style:font-name-complex="Times New Roman1" style:font-family-complex="'Times New Roman'" style:font-family-generic-complex="system" style:font-pitch-complex="variable" style:font-size-complex="18pt" style:font-weight-complex="bold"/>
    </style:style>
    <style:style style:name="Nagłówek_20_3_20_Znak" style:display-name="Nagłówek 3 Znak"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pl" style:country-asian="PL"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text-properties fo:font-size="10pt" style:font-size-asian="10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 fo:font-family="Calibri"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pl" style:country-asian="PL" style:font-style-asian="italic"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lga</meta:initial-creator>
    <meta:editing-cycles>6</meta:editing-cycles>
    <meta:creation-date>2026-02-09T20:12:00</meta:creation-date>
    <dc:date>2026-03-19T13:47:10.857824400</dc:date>
    <meta:editing-duration>PT14M38S</meta:editing-duration>
    <meta:generator>LibreOffice/25.2.7.2$Windows_X86_64 LibreOffice_project/5cbfd1ab6520636bb5f7b99185aa69bd7456825d</meta:generator>
    <meta:document-statistic meta:table-count="0" meta:image-count="0" meta:object-count="0" meta:page-count="4" meta:paragraph-count="85" meta:word-count="487" meta:character-count="3502" meta:non-whitespace-character-count="3124"/>
    <meta:user-defined meta:name="AppVersion">16.0000</meta:user-defined>
    <meta:template xlink:type="simple" xlink:actuate="onRequest" xlink:title="Normal.dotm" xlink:href=""/>
  </office:meta>
</office:document-meta>
</file>